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9-07-2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9-04-2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9-01-2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8-10-3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8-07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8-04-1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8-03-0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7-10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7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7-06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7-05-2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7-02-07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6-10-0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6-07-1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6-04-0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6-01-06 0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5-10-13 0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5-07-14 0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5-04-14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5-01-13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10-07 0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9-09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8-12 0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7-15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6-10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5-13 0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4-09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4-01-07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3-10-15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3-08-14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3-07-11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3-04-23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3-01-09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2-10-03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2-07-17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2-04-24 0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2-01-11 0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1-10-05 0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1-07-05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1-04-06 0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1-01-12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12-06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10-11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9-13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8-17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7-20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6-30 0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6-02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4-21 0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10-01-13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9-10-07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9-07-28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9-04-21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9-01-13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8-10-07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8-07-14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8-04-15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8-01-10 0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7-10-18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7-07-10 0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7-04-10 0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7-01-24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6-10-11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6-07-11 0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6-04-03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6-01-11 0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5-10-10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5-07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5-04-12 0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5-01-12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4-10-05 0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4-07-20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4-04-21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4-01-1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3-10-2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3-07-15 0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3-04-15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3-01-13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2-10-1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2-07-15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2-04-1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2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1-10-17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1-09-18 0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1-07-19 0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1-05-08 0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1-03-06 0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1-01-11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11-17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11-1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09-14 0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06-27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05-09 0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03-09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2000-01-12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2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2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2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2-13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1-19 0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1-17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10-27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9-29 0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9-16 0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8-10 0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7-13 0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6-08 0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5-11 0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4-06 0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4-0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3-1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2-09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2-03 0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2-02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2-0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9-01-12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8-12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8-06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825121290901</text:p>
          </table:table-cell>
          <table:table-cell office:value-type="string" calcext:value-type="string">
            <text:p>199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